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style="italic" style:font-style-asian="italic" style:font-style-complex="italic" fo:language="en" fo:country="GB"/>
    </style:style>
    <style:style style:name="P3" style:parent-style-name="Standard" style:family="paragraph">
      <style:text-properties fo:font-style="italic" style:font-style-asian="italic" style:font-style-complex="italic" fo:language="en" fo:country="GB"/>
    </style:style>
    <style:style style:name="T4" style:parent-style-name="Absatz-Standardschriftart" style:family="text">
      <style:text-properties fo:font-style="italic" style:font-style-asian="italic" style:font-style-complex="italic" fo:language="en" fo:country="GB"/>
    </style:style>
    <style:style style:name="T5" style:parent-style-name="Absatz-Standardschriftart" style:family="text">
      <style:text-properties fo:font-style="italic" style:font-style-asian="italic" style:font-style-complex="italic" fo:color="#FF0000" fo:language="en" fo:country="GB"/>
    </style:style>
    <style:style style:name="T6" style:parent-style-name="Absatz-Standardschriftart" style:family="text">
      <style:text-properties fo:font-style="italic" style:font-style-asian="italic" style:font-style-complex="italic"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font-style="italic" style:font-style-asian="italic" style:font-style-complex="italic" fo:language="en" fo:country="GB"/>
    </style:style>
    <style:style style:name="P9" style:parent-style-name="Standard" style:family="paragraph">
      <style:text-properties fo:font-style="italic" style:font-style-asian="italic" style:font-style-complex="italic" fo:language="en" fo:country="GB"/>
    </style:style>
    <style:style style:name="P10" style:parent-style-name="Standard" style:family="paragraph">
      <style:text-properties fo:font-style="italic" style:font-style-asian="italic" style:font-style-complex="italic" fo:language="en" fo:country="GB"/>
    </style:style>
    <style:style style:name="P11" style:parent-style-name="Standard" style:family="paragraph">
      <style:text-properties fo:font-style="italic" style:font-style-asian="italic" style:font-style-complex="italic" fo:language="en" fo:country="GB"/>
    </style:style>
    <style:style style:name="P12" style:parent-style-name="Standard" style:family="paragraph">
      <style:text-properties fo:language="en" fo:country="GB"/>
    </style:style>
  </office:automatic-styles>
  <office:body>
    <office:text text:use-soft-page-breaks="true">
      <text:p text:style-name="P1">Entity Relationship Model</text:p>
      <text:p text:style-name="Standard"/>
      <text:p text:style-name="P2">Game (GAME_ID, IMAGE, KATEGORY)</text:p>
      <text:p text:style-name="P3">COACHING (COACHING_ID, TITLE, DESCRIPTION, PRICE, REALPRICE, MEDIA, PARTICIPANTS, IMAGE, LINK, START, END, PLATTFORM, GAME_ID, COACH_ID)</text:p>
      <text:p text:style-name="Standard"><text:span text:style-name="T4">COACH (COACH_ID, DESCRIPTION, IMAGE</text:span><text:span text:style-name="T5">, NUMBERSUBSCRIBER, EVALUTATION</text:span><text:span text:style-name="T6">)</text:span></text:p>
      <text:p text:style-name="P7">GAMECOACH (GAMECOACH_ID, COACH_ID, GAME_ID)</text:p>
      <text:p text:style-name="P8">USER (USER_ID, NAME, EMAIL, PASSWORD, IMAGE, SETTING_ID, CREDENTIAL_ID)</text:p>
      <text:p text:style-name="P9">SETTING (SETTING_ID, NOTIFICATION, THEMEMODE)</text:p>
      <text:p text:style-name="P10">COACHINGUSER (COACHINGUSER_ID, USER_ID, COACHING_ID)</text:p>
      <text:p text:style-name="P11">CREDENTIAL (CREDENTIAL_ID, PHONE, STREET, PLZ, LAND, NATION, DATEOFBRITH, GENDER)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nis Reinholz</meta:initial-creator>
    <dc:creator>Dennis Reinholz</dc:creator>
    <meta:creation-date>2024-01-09T05:52:00Z</meta:creation-date>
    <dc:date>2024-01-11T09:40:00Z</dc:date>
    <meta:template xlink:href="Normal.dotm" xlink:type="simple"/>
    <meta:editing-cycles>4</meta:editing-cycles>
    <meta:editing-duration>PT0S</meta:editing-duration>
    <meta:document-statistic meta:page-count="1" meta:paragraph-count="1" meta:word-count="76" meta:character-count="561" meta:row-count="4" meta:non-whitespace-character-count="486"/>
  </office:meta>
</office:document-meta>
</file>